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en" fo:country="NL"/>
    </style:style>
    <style:style style:name="P2" style:parent-style-name="Standaard" style:family="paragraph">
      <style:text-properties fo:language="en" fo:country="NL"/>
    </style:style>
    <style:style style:name="T3" style:parent-style-name="Standaardalinea-lettertype" style:family="text">
      <style:text-properties fo:language="en" fo:country="NL"/>
    </style:style>
  </office:automatic-styles>
  <office:body>
    <office:text text:use-soft-page-breaks="true">
      <text:p text:style-name="P1">Link naar padlet</text:p>
      <text:p text:style-name="P2"/>
      <text:p text:style-name="Standaard"><text:span text:style-name="T3">https://padlet.com/loki_erkelens/z7c9t7xhg926dh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s Latour</meta:initial-creator>
    <dc:creator>Lucas Latour</dc:creator>
    <meta:creation-date>2021-04-22T09:30:00Z</meta:creation-date>
    <dc:date>2021-04-22T09:31:00Z</dc:date>
    <meta:template xlink:href="Normal.dotm" xlink:type="simple"/>
    <meta:editing-cycles>1</meta:editing-cycles>
    <meta:editing-duration>PT60S</meta:editing-duration>
    <meta:document-statistic meta:page-count="1" meta:paragraph-count="1" meta:word-count="10" meta:character-count="66" meta:row-count="1" meta:non-whitespace-character-count="57"/>
  </office:meta>
</office:document-meta>
</file>